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Calibri" fo:font-size="11pt" style:font-name-asian="Segoe Print" style:font-size-asian="11pt" style:font-name-complex="Segoe Print" style:font-size-complex="11pt"/>
    </style:style>
    <style:style style:name="P2" style:family="paragraph" style:parent-style-name="Standard" style:list-style-name="L1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Calibri" fo:font-size="11pt" style:font-name-asian="Segoe Print" style:font-size-asian="11pt" style:font-name-complex="Segoe Print" style:font-size-complex="11pt"/>
    </style:style>
    <style:style style:name="P3" style:family="paragraph" style:parent-style-name="Standard" style:list-style-name="L2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Calibri" fo:font-size="11pt" style:font-name-asian="Segoe Print" style:font-size-asian="11pt" style:font-name-complex="Segoe Print" style:font-size-complex="11pt"/>
    </style:style>
    <style:style style:name="P4" style:family="paragraph" style:parent-style-name="Standard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Calibri" fo:font-size="11pt" style:font-name-asian="Segoe Print" style:font-size-asian="11pt" style:font-name-complex="Segoe Print" style:font-size-complex="11pt"/>
    </style:style>
    <style:style style:name="P5" style:family="paragraph" style:parent-style-name="Standard" style:list-style-name="L3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</style:style>
    <style:style style:name="P6" style:family="paragraph" style:parent-style-name="Standard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</style:style>
    <style:style style:name="P7" style:family="paragraph" style:parent-style-name="Standard">
      <style:paragraph-properties style:text-autospace="non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  <style:tab-stop style:position="6.75in"/>
          <style:tab-stop style:position="7in"/>
          <style:tab-stop style:position="7.25in"/>
          <style:tab-stop style:position="7.5in"/>
          <style:tab-stop style:position="7.75in"/>
          <style:tab-stop style:position="8in"/>
        </style:tab-stops>
      </style:paragraph-properties>
      <style:text-properties style:font-name="Segoe Print" fo:font-size="11pt" style:font-name-asian="Segoe Print" style:font-size-asian="11pt" style:font-name-complex="Segoe Print" style:font-size-complex="11pt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name-asian="Segoe Print" style:font-size-asian="11pt" style:font-name-complex="Segoe Print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Overview<text:tab/>1</text:p>
          <text:p text:style-name="P8">Firmware architecture<text:tab/>1</text:p>
          <text:p text:style-name="P8">Other random thoughts<text:tab/>1</text:p>
          <text:p text:style-name="P8">Link farm<text:tab/>2</text:p>
        </text:index-body>
      </text:table-of-content>
      <text:h text:style-name="Heading_20_1" text:outline-level="1"/>
      <text:h text:style-name="Heading_20_1" text:outline-level="1">Overview</text:h>
      <text:p text:style-name="Text_20_body">The product is called jigbox until someone comes up with a better name; which will probably take less than 5 minutes because I am not good at thinking up cool names.</text:p>
      <text:h text:style-name="Heading_20_1" text:outline-level="1">Firmware architecture</text:h>
      <text:p text:style-name="P1">Using MIDI as a guide seems like a reasonable starting point as MIDI already has definitions for </text:p>
      <text:list xml:id="list30371468" text:style-name="L3">
        <text:list-item>
          <text:p text:style-name="P5"><text:span text:style-name="T2">when a sound starts</text:span></text:p>
        </text:list-item>
        <text:list-item>
          <text:p text:style-name="P5"><text:span text:style-name="T2">when the sound stops</text:span></text:p>
        </text:list-item>
        <text:list-item>
          <text:p text:style-name="P5"><text:span text:style-name="T2">what the sound is (waveform)</text:span></text:p>
        </text:list-item>
        <text:list-item>
          <text:p text:style-name="P5"><text:span text:style-name="T2">Volume</text:span></text:p>
        </text:list-item>
        <text:list-item>
          <text:p text:style-name="P5"><text:span text:style-name="T2">Lots of timing information include synchronization, bars and frames within the bar, and metronome types of information</text:span></text:p>
        </text:list-item>
      </text:list>
      <text:p text:style-name="P6"><text:span text:style-name="T2">The MIDI communications format is very compact and was designed by musicians so there is probably a lot in there that I could learn from. </text:span></text:p>
      <text:p text:style-name="P1">There would be 5 voices tied to the 5 buttons. Each voice can be a simple sine wave to test. Later on the voices can be recorded sounds from the microphone, voices created by other uses and share over the wireless, or downloaded from a PC.</text:p>
      <text:p text:style-name="P1">Internally I need one buffer per voice. The format will initially be a raw waveform in a format suitable for direct output to the audio out section (probably just an array of 16 bit DAC values for the PWM output).</text:p>
      <text:p text:style-name="P1">The audio firmware should copy buffers to the audio out section. The audio out will later need to mix the 5 voices together to get the final DAC value, then convert that to registers for the PWM output. Also the sound may need to be mixed with the metronome output.</text:p>
      <text:p text:style-name="P1"/>
      <text:p text:style-name="P1">Will use the MapleLabs drivers instead of the IAR drivers for accessing the micro-controller peripherals.</text:p>
      <text:p text:style-name="P1">Will use the state-machine framework from Quantum Leaps.</text:p>
      <text:p text:style-name="P1"/>
      <text:p text:style-name="P1"/>
      <text:p text:style-name="P1"/>
      <text:h text:style-name="Heading_20_1" text:outline-level="1">Other random thoughts</text:h>
      <text:p text:style-name="P1"/>
      <text:p text:style-name="P1">I would like to get the functions working in this order</text:p>
      <text:list xml:id="list30288517" text:style-name="L1">
        <text:list-item>
          <text:p text:style-name="P2">Make a beep. Without this we have little to demo in the final video</text:p>
        </text:list-item>
        <text:list-item>
          <text:p text:style-name="P2">Make the buttons do something. I would guess the five notes ABCDEF would initially map one-to-one to the buttons.</text:p>
        </text:list-item>
        <text:list-item>
          <text:p text:style-name="P2">Radio link to a second unit</text:p>
        </text:list-item>
        <text:list-item>
          <text:p text:style-name="P2">Flash the LED as a metronome.</text:p>
        </text:list-item>
        <text:list-item>
          <text:p text:style-name="P2"><text:soft-page-break/>Record from microphone</text:p>
        </text:list-item>
        <text:list-item>
          <text:p text:style-name="P2">Pitch bending using accelerometers</text:p>
        </text:list-item>
      </text:list>
      <text:p text:style-name="P1"/>
      <text:p text:style-name="P1">Task-list in order</text:p>
      <text:list xml:id="list30310101" text:style-name="L2">
        <text:list-item>
          <text:p text:style-name="P3">create some sort of framework and main.c that everyone can start to build off of. We need to stand a fighting chance of merging this stuff together at the end.</text:p>
        </text:list-item>
        <text:list-item>
          <text:p text:style-name="P3">Make main read the buttons, store the notes in memory and have the AudioOut driver read the notes and play them</text:p>
        </text:list-item>
        <text:list-item>
          <text:p text:style-name="P3">Radio ????</text:p>
        </text:list-item>
        <text:list-item>
          <text:p text:style-name="P3">Make a metronome that initially is just 4/4 timing at 100 beats per minute. Look at how MIDI defines the bars and frames.</text:p>
        </text:list-item>
        <text:list-item>
          <text:p text:style-name="P3">Flash the LED</text:p>
        </text:list-item>
      </text:list>
      <text:p text:style-name="P1">Modify the conections.odf to include the audio out is on PA8/USART1_CK/TIM1_CH1/MCO</text:p>
      <text:p text:style-name="P1"/>
      <text:p text:style-name="P1">Use maple from leaf labs to and git hub to be our low level library.</text:p>
      <text:p text:style-name="P1">Use the QP state-machine framework for the OS</text:p>
      <text:p text:style-name="P1"/>
      <text:h text:style-name="Heading_20_1" text:outline-level="1">Link farm</text:h>
      <text:p text:style-name="P1">UM0919 is the data sheet for the Discovery board.</text:p>
      <text:p text:style-name="P7"><text:a xlink:type="simple" xlink:href="http://www.st.com/internet/com/TECHNICAL_RESOURCES/TECHNICAL_LITERATURE/USER_MANUAL/CD00267113.pdf"><text:span text:style-name="T1">http://www.st.com/internet/com/TECHNICAL_RESOURCES/TECHNICAL_LITERATURE/USER_MANUAL/CD00267113.pdf</text:span></text:a><text:span text:style-name="T1"> </text:span></text:p>
      <text:p text:style-name="P7"><text:span text:style-name="T1"/></text:p>
      <text:p text:style-name="P6"><text:span text:style-name="T2">Maplelabs web page </text:span><text:a xlink:type="simple" xlink:href="http://www.leaflabs.com/"><text:span text:style-name="T2">www.leaflabs.com</text:span></text:a></text:p>
      <text:p text:style-name="P6"><text:span text:style-name="T2">Maplelabs git repo </text:span><text:a xlink:type="simple" xlink:href="https://github.com/leaflabs/libmaple"><text:span text:style-name="T1">https://github.com/leaflabs/libmaple</text:span></text:a><text:span text:style-name="T1"> </text:span></text:p>
      <text:p text:style-name="P1">Quantum Leaps (<text:a xlink:type="simple" xlink:href="http://www.state-machine.com/">www.state-machine.com</text:a>)</text:p>
      <text:p text:style-name="P1"/>
      <text:p text:style-name="P1">St micro info:</text:p>
      <text:p text:style-name="P6"><text:span text:style-name="T2">Value-line discovery board homepage </text:span><text:a xlink:type="simple" xlink:href="http://www.st.com/internet/evalboard/product/250863.jsp">http://www.st.com/internet/evalboard/product/250863.jsp</text:a> </text:p>
      <text:p text:style-name="P6"><text:span text:style-name="T2">Value-line user manual </text:span><text:a xlink:type="simple" xlink:href="http://www.st.com/internet/com/TECHNICAL_RESOURCES/TECHNICAL_LITERATURE/USER_MANUAL/CD00267113.pdf">CD00267113.pdf</text:a> 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Segoe Print" svg:font-family="'Segoe Prin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9T15:10:56.77</meta:creation-date>
    <dc:date>2011-04-20T11:53:09.85</dc:date>
    <meta:editing-duration>PT3H38M45S</meta:editing-duration>
    <meta:editing-cycles>5</meta:editing-cycles>
    <meta:generator>LibreOffice/3.3$Win32 LibreOffice_project/330m19$Build-202</meta:generator>
    <meta:document-statistic meta:table-count="0" meta:image-count="0" meta:object-count="0" meta:page-count="2" meta:paragraph-count="46" meta:word-count="514" meta:character-count="3039"/>
  </office:meta>
</office:document-meta>
</file>